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JetBrains Mono" fo:font-size="10pt" fo:language="uk" fo:country="UA" fo:font-style="normal" fo:font-weight="normal" officeooo:rsid="00101221" officeooo:paragraph-rsid="0018469a" style:font-size-asian="10pt" style:font-style-asian="normal" style:font-weight-asian="normal"/>
    </style:style>
    <style:style style:name="P2" style:family="paragraph" style:parent-style-name="Standard">
      <style:text-properties style:use-window-font-color="true" loext:opacity="0%" style:font-name="JetBrains Mono" fo:font-size="10pt" fo:language="en" fo:country="US" fo:font-style="normal" fo:font-weight="normal" officeooo:rsid="000a19c1" officeooo:paragraph-rsid="0018469a" style:font-size-asian="10pt" style:font-style-asian="normal" style:font-weight-asian="normal"/>
    </style:style>
    <style:style style:name="P3" style:family="paragraph" style:parent-style-name="Standard">
      <style:text-properties style:use-window-font-color="true" loext:opacity="0%" style:font-name="JetBrains Mono" fo:font-size="10pt" fo:language="en" fo:country="US" fo:font-style="normal" fo:font-weight="normal" officeooo:rsid="000e8ff5" officeooo:paragraph-rsid="0018469a" style:font-size-asian="10pt" style:font-style-asian="normal" style:font-weight-asian="normal"/>
    </style:style>
    <style:style style:name="P4" style:family="paragraph" style:parent-style-name="Standard">
      <style:text-properties fo:color="#000000" loext:opacity="100%" style:font-name="JetBrains Mono" fo:font-size="10pt" fo:language="en" fo:country="US" fo:font-style="normal" fo:font-weight="normal" officeooo:rsid="000a19c1" officeooo:paragraph-rsid="0018469a" style:font-size-asian="10pt" style:font-style-asian="normal" style:font-weight-asian="normal"/>
    </style:style>
    <style:style style:name="P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use-window-font-color="true" loext:opacity="0%" style:font-name="JetBrains Mono" fo:font-size="10pt" fo:language="en" fo:country="US" fo:font-style="normal" fo:font-weight="normal" officeooo:rsid="000a19c1" officeooo:paragraph-rsid="0018469a" style:font-size-asian="10pt" style:font-style-asian="normal" style:font-weight-asian="normal"/>
    </style:style>
    <style:style style:name="P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use-window-font-color="true" loext:opacity="0%" style:font-name="JetBrains Mono" fo:font-size="10pt" fo:language="en" fo:country="US" fo:font-style="normal" fo:font-weight="normal" officeooo:rsid="000e8ff5" officeooo:paragraph-rsid="0018469a" style:font-size-asian="10pt" style:font-style-asian="normal" style:font-weight-asian="normal"/>
    </style:style>
    <style:style style:name="P7" style:family="paragraph" style:parent-style-name="Standard">
      <style:text-properties style:use-window-font-color="true" loext:opacity="0%" style:font-name="JetBrains Mono" fo:font-size="10pt" fo:language="uk" fo:country="UA" fo:font-style="normal" fo:font-weight="normal" officeooo:rsid="00101221" officeooo:paragraph-rsid="0018469a" style:font-size-asian="10pt" style:font-style-asian="normal" style:font-weight-asian="normal"/>
    </style:style>
    <style:style style:name="P8" style:family="paragraph" style:parent-style-name="Standard">
      <style:text-properties style:use-window-font-color="true" loext:opacity="0%" style:font-name="JetBrains Mono" fo:font-size="10pt" fo:language="en" fo:country="US" fo:font-style="normal" fo:font-weight="normal" officeooo:rsid="001af098" officeooo:paragraph-rsid="001af098" style:font-size-asian="10pt" style:font-style-asian="normal" style:font-weight-asian="normal"/>
    </style:style>
    <style:style style:name="P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use-window-font-color="true" loext:opacity="0%" style:font-name="JetBrains Mono" fo:font-size="10pt" fo:language="uk" fo:country="UA" fo:font-style="normal" fo:font-weight="normal" officeooo:rsid="00101221" officeooo:paragraph-rsid="0018469a" style:font-size-asian="10pt" style:font-style-asian="normal" style:font-weight-asian="normal"/>
    </style:style>
    <style:style style:name="P1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use-window-font-color="true" loext:opacity="0%" style:font-name="JetBrains Mono" fo:font-size="10pt" fo:language="uk" fo:country="UA" fo:font-style="normal" fo:font-weight="normal" officeooo:rsid="00101221" officeooo:paragraph-rsid="0018469a" style:font-size-asian="10pt" style:font-style-asian="normal" style:font-weight-asian="normal"/>
    </style:style>
    <style:style style:name="P1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use-window-font-color="true" loext:opacity="0%" style:font-name="JetBrains Mono" fo:font-size="10pt" fo:language="en" fo:country="US" fo:font-style="normal" fo:font-weight="normal" officeooo:rsid="001af098" officeooo:paragraph-rsid="001af098" style:font-size-asian="10pt" style:font-style-asian="normal" style:font-weight-asian="normal"/>
    </style:style>
    <style:style style:name="T1" style:family="text">
      <style:text-properties fo:language="uk" fo:country="UA" officeooo:rsid="00101221"/>
    </style:style>
    <style:style style:name="T2" style:family="text">
      <style:text-properties fo:language="uk" fo:country="UA" officeooo:rsid="000d8bc9"/>
    </style:style>
    <style:style style:name="T3" style:family="text">
      <style:text-properties fo:language="uk" fo:country="UA" officeooo:rsid="0018469a"/>
    </style:style>
    <style:style style:name="T4" style:family="text">
      <style:text-properties fo:color="#629755" loext:opacity="100%" fo:font-style="italic" style:font-style-asian="italic"/>
    </style:style>
    <style:style style:name="T5" style:family="text">
      <style:text-properties fo:color="#629755" loext:opacity="100%" fo:font-style="italic" style:font-style-asian="italic"/>
    </style:style>
    <style:style style:name="T6" style:family="text">
      <style:text-properties fo:color="#808080" loext:opacity="100%"/>
    </style:style>
    <style:style style:name="T7" style:family="text">
      <style:text-properties fo:color="#808080" loext:opacity="100%"/>
    </style:style>
    <style:style style:name="T8" style:family="text">
      <style:text-properties fo:color="#6a8759" loext:opacity="100%"/>
    </style:style>
    <style:style style:name="T9" style:family="text">
      <style:text-properties fo:color="#6a8759" loext:opacity="100%"/>
    </style:style>
    <style:style style:name="T10" style:family="text">
      <style:text-properties fo:color="#a9b7c6" loext:opacity="100%"/>
    </style:style>
    <style:style style:name="T11" style:family="text">
      <style:text-properties fo:color="#a9b7c6" loext:opacity="100%"/>
    </style:style>
    <style:style style:name="T12" style:family="text">
      <style:text-properties fo:color="#8888c6" loext:opacity="100%"/>
    </style:style>
    <style:style style:name="T13" style:family="text">
      <style:text-properties fo:color="#8888c6" loext:opacity="100%"/>
    </style:style>
    <style:style style:name="T14" style:family="text">
      <style:text-properties fo:color="#6897bb" loext:opacity="100%"/>
    </style:style>
    <style:style style:name="T15" style:family="text">
      <style:text-properties fo:color="#6897bb" loext:opacity="100%"/>
    </style:style>
    <style:style style:name="T16" style:family="text">
      <style:text-properties fo:color="#cc7832" loext:opacity="100%"/>
    </style:style>
    <style:style style:name="T17" style:family="text">
      <style:text-properties fo:color="#cc7832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Лаб. Робота №6 <text:s text:c="28"/>в-10 <text:s text:c="59"/></text:span><text:span text:style-name="T3">Чайковський Маркіян СА 1</text:span></text:p>
      <text:p text:style-name="P4"><text:span text:style-name="T2">1</text:span>.</text:p>
      <text:p text:style-name="P5"><text:span text:style-name="T4">"""</text:span><text:line-break/><text:span text:style-name="T4">Знайти найбільший елемент серед елементів вектора x є R^n з парними індексами.</text:span><text:line-break/><text:line-break/><text:span text:style-name="T4">"""</text:span><text:line-break/><text:span text:style-name="T6"># 0 задання</text:span><text:line-break/><text:line-break/><text:span text:style-name="T8">"""</text:span><text:line-break/><text:line-break/><text:span text:style-name="T8">"""</text:span><text:line-break/><text:span text:style-name="T10">n = </text:span><text:span text:style-name="T12">int</text:span><text:span text:style-name="T10">(</text:span><text:span text:style-name="T12">input</text:span><text:span text:style-name="T10">(</text:span><text:span text:style-name="T8">"введіть кількість чисел: "</text:span><text:span text:style-name="T10">))</text:span><text:line-break/><text:line-break/><text:span text:style-name="T10">x = []</text:span><text:line-break/><text:span text:style-name="T10">max1 = </text:span><text:span text:style-name="T14">0</text:span><text:line-break/><text:span text:style-name="T16">for </text:span><text:span text:style-name="T10">i </text:span><text:span text:style-name="T16">in </text:span><text:span text:style-name="T12">range</text:span><text:span text:style-name="T10">(n):</text:span><text:line-break/><text:span text:style-name="T10"> <text:s text:c="3"/>number = </text:span><text:span text:style-name="T12">float</text:span><text:span text:style-name="T10">(</text:span><text:span text:style-name="T12">input</text:span><text:span text:style-name="T10">(</text:span><text:span text:style-name="T8">"Введіть {0} число: "</text:span><text:span text:style-name="T10">.format(i)))</text:span><text:line-break/><text:span text:style-name="T10"> <text:s text:c="3"/>x.append(number)</text:span><text:line-break/><text:span text:style-name="T10">i = </text:span><text:span text:style-name="T14">0</text:span><text:line-break/><text:span text:style-name="T16">for </text:span><text:span text:style-name="T10">i </text:span><text:span text:style-name="T16">in </text:span><text:span text:style-name="T12">range</text:span><text:span text:style-name="T10">(</text:span><text:span text:style-name="T12">len</text:span><text:span text:style-name="T10">(x)):</text:span><text:line-break/><text:span text:style-name="T10"> <text:s text:c="3"/></text:span><text:span text:style-name="T16">if </text:span><text:span text:style-name="T10">i % </text:span><text:span text:style-name="T14">2 </text:span><text:span text:style-name="T10">== </text:span><text:span text:style-name="T14">0</text:span><text:span text:style-name="T10">:</text:span><text:line-break/><text:span text:style-name="T10"> <text:s text:c="7"/></text:span><text:span text:style-name="T16">if </text:span><text:span text:style-name="T10">x[i] &gt; max1:</text:span><text:line-break/><text:span text:style-name="T10"> <text:s text:c="11"/>max1 = x[i]</text:span><text:line-break/><text:span text:style-name="T10"> <text:s text:c="11"/>p = i</text:span><text:line-break/><text:span text:style-name="T10"> <text:s text:c="7"/></text:span><text:span text:style-name="T16">else</text:span><text:span text:style-name="T10">:</text:span><text:line-break/><text:span text:style-name="T10"> <text:s text:c="11"/></text:span><text:span text:style-name="T16">continue</text:span><text:line-break/><text:span text:style-name="T16"> <text:s text:c="3"/>else</text:span><text:span text:style-name="T10">:</text:span><text:line-break/><text:span text:style-name="T10"> <text:s text:c="7"/></text:span><text:span text:style-name="T16">continue</text:span><text:line-break/><text:span text:style-name="T12">print</text:span><text:span text:style-name="T10">(</text:span><text:span text:style-name="T8">"найбільший елемент серед елементів вектора з парними індексами: x{0}"</text:span><text:span text:style-name="T10">.format(p))</text:span></text:p>
      <text:p text:style-name="P2"/>
      <text:p text:style-name="P8">2.</text:p>
      <text:p text:style-name="P11"><text:span text:style-name="T4">"""</text:span><text:line-break/><text:span text:style-name="T4">Побудувати масив А=(ai), елементи якого задаються формулою: </text:span><text:span text:style-name="T10">i*(math.sin(i*x) + math.cos(i*x))</text:span><text:line-break/><text:span text:style-name="T4">"""</text:span><text:line-break/><text:span text:style-name="T6"># 0 задання</text:span><text:line-break/><text:line-break/><text:span text:style-name="T8">"""</text:span><text:line-break/><text:span text:style-name="T8">a - масив</text:span><text:line-break/><text:span text:style-name="T8">n - int - кількість елементів масиву</text:span><text:line-break/><text:span text:style-name="T8">"""</text:span><text:line-break/><text:span text:style-name="T16">import </text:span><text:span text:style-name="T10">math</text:span><text:line-break/><text:span text:style-name="T10">n = </text:span><text:span text:style-name="T12">int</text:span><text:span text:style-name="T10">(</text:span><text:span text:style-name="T12">input</text:span><text:span text:style-name="T10">(</text:span><text:span text:style-name="T8">"n: "</text:span><text:span text:style-name="T10">))</text:span><text:line-break/><text:span text:style-name="T10">a = []</text:span><text:line-break/><text:span text:style-name="T10">x = </text:span><text:span text:style-name="T12">int</text:span><text:span text:style-name="T10">(</text:span><text:span text:style-name="T12">input</text:span><text:span text:style-name="T10">(</text:span><text:span text:style-name="T8">"x: "</text:span><text:span text:style-name="T10">))</text:span><text:line-break/><text:span text:style-name="T10">a.append(math.sin(x) + math.cos(x))</text:span><text:line-break/><text:span text:style-name="T16">for </text:span><text:span text:style-name="T10">i </text:span><text:span text:style-name="T16">in </text:span><text:span text:style-name="T12">range</text:span><text:span text:style-name="T10">(</text:span><text:span text:style-name="T14">1</text:span><text:span text:style-name="T16">, </text:span><text:span text:style-name="T10">n):</text:span><text:line-break/><text:span text:style-name="T10"> <text:s text:c="3"/>r = (i*(math.sin(i*x) + math.cos(i*x)))</text:span><text:line-break/><text:span text:style-name="T10"> <text:s text:c="3"/>a.append(r + a[i-</text:span><text:span text:style-name="T14">1</text:span><text:span text:style-name="T10">])</text:span><text:line-break/><text:span text:style-name="T12">print</text:span><text:span text:style-name="T10">(a)</text:span><text:line-break/></text:p>
      <text:p text:style-name="P8"/>
      <text:p text:style-name="P3"/>
      <text:p text:style-name="P3"/>
      <text:p text:style-name="P3">3.</text:p>
      <text:p text:style-name="P6"><text:span text:style-name="T4">"""</text:span><text:line-break/><text:span text:style-name="T4">Ззнайти вектор</text:span><text:line-break/><text:span text:style-name="T4">c=2(a +c)- b, де a,b,c є R^n</text:span><text:line-break/><text:line-break/><text:span text:style-name="T4">"""</text:span><text:line-break/><text:span text:style-name="T6"># 0 задання</text:span><text:line-break/><text:line-break/><text:span text:style-name="T8">"""</text:span><text:line-break/><text:span text:style-name="T8">a b c - вектори</text:span><text:line-break/><text:soft-page-break/><text:span text:style-name="T8">"""</text:span><text:line-break/><text:span text:style-name="T10">n = </text:span><text:span text:style-name="T12">int</text:span><text:span text:style-name="T10">(</text:span><text:span text:style-name="T12">input</text:span><text:span text:style-name="T10">(</text:span><text:span text:style-name="T8">"введіть значення виміру: "</text:span><text:span text:style-name="T10">))</text:span><text:line-break/><text:span text:style-name="T10">a = []</text:span><text:line-break/><text:span text:style-name="T10">b = []</text:span><text:line-break/><text:span text:style-name="T10">c = []</text:span><text:line-break/><text:span text:style-name="T10">sum = []</text:span><text:line-break/><text:span text:style-name="T16">for </text:span><text:span text:style-name="T10">i </text:span><text:span text:style-name="T16">in </text:span><text:span text:style-name="T12">range</text:span><text:span text:style-name="T10">(n):</text:span><text:line-break/><text:span text:style-name="T10"> <text:s text:c="3"/>a.append(</text:span><text:span text:style-name="T12">float</text:span><text:span text:style-name="T10">(</text:span><text:span text:style-name="T12">input</text:span><text:span text:style-name="T10">(</text:span><text:span text:style-name="T8">"введіть значення {0} виміру для вектора а"</text:span><text:span text:style-name="T10">.format(i+</text:span><text:span text:style-name="T14">1</text:span><text:span text:style-name="T10">))))</text:span><text:line-break/><text:span text:style-name="T10"> <text:s text:c="3"/>b.append(</text:span><text:span text:style-name="T12">float</text:span><text:span text:style-name="T10">(</text:span><text:span text:style-name="T12">input</text:span><text:span text:style-name="T10">(</text:span><text:span text:style-name="T8">"введіть значення {0} виміру для вектора b"</text:span><text:span text:style-name="T10">.format(i+</text:span><text:span text:style-name="T14">1</text:span><text:span text:style-name="T10">))))</text:span><text:line-break/><text:span text:style-name="T10"> <text:s text:c="3"/>c.append(</text:span><text:span text:style-name="T12">float</text:span><text:span text:style-name="T10">(</text:span><text:span text:style-name="T12">input</text:span><text:span text:style-name="T10">(</text:span><text:span text:style-name="T8">"введіть значення {0} виміру для вектора c"</text:span><text:span text:style-name="T10">.format(i+</text:span><text:span text:style-name="T14">1</text:span><text:span text:style-name="T10">))))</text:span><text:line-break/><text:span text:style-name="T10"> <text:s text:c="3"/>sum.append(</text:span><text:span text:style-name="T14">2</text:span><text:span text:style-name="T10">*(a[i] + c[i]) - b[i])</text:span><text:line-break/><text:span text:style-name="T12">print</text:span><text:span text:style-name="T10">(sum)</text:span></text:p>
      <text:p text:style-name="P3"/>
      <text:p text:style-name="P1"/>
      <text:p text:style-name="P1"/>
      <text:p text:style-name="P1"/>
      <text:p text:style-name="P1"/>
      <text:p text:style-name="P1">4.</text:p>
      <text:p text:style-name="P9"><text:span text:style-name="T4">"""</text:span><text:line-break/><text:span text:style-name="T4">Перетворити масив таким чином, щоб спочатку розміщувались всі елементи,</text:span><text:line-break/><text:span text:style-name="T4"> що мають парні індекси, а потім з непарними індексами.</text:span><text:line-break/><text:line-break/><text:span text:style-name="T4">"""</text:span><text:line-break/><text:span text:style-name="T6"># 0 задання</text:span><text:line-break/><text:line-break/><text:span text:style-name="T8">"""</text:span><text:line-break/><text:span text:style-name="T8">a - масив</text:span><text:line-break/><text:span text:style-name="T8">n - int - кількість елементів масиву</text:span><text:line-break/><text:span text:style-name="T8">"""</text:span><text:line-break/><text:span text:style-name="T10">n = </text:span><text:span text:style-name="T12">int</text:span><text:span text:style-name="T10">(</text:span><text:span text:style-name="T12">input</text:span><text:span text:style-name="T10">(</text:span><text:span text:style-name="T8">"введіть кількість елементів масиву: "</text:span><text:span text:style-name="T10">))</text:span><text:line-break/><text:span text:style-name="T10">a = []</text:span><text:line-break/><text:span text:style-name="T10">a1 = []</text:span><text:line-break/><text:span text:style-name="T10">a2 = []</text:span><text:line-break/><text:span text:style-name="T10">max1 = </text:span><text:span text:style-name="T14">0</text:span><text:line-break/><text:span text:style-name="T16">for </text:span><text:span text:style-name="T10">i </text:span><text:span text:style-name="T16">in </text:span><text:span text:style-name="T12">range</text:span><text:span text:style-name="T10">(n):</text:span><text:line-break/><text:span text:style-name="T10"> <text:s text:c="3"/>number = </text:span><text:span text:style-name="T12">float</text:span><text:span text:style-name="T10">(</text:span><text:span text:style-name="T12">input</text:span><text:span text:style-name="T10">(</text:span><text:span text:style-name="T8">"Введіть {0} число: "</text:span><text:span text:style-name="T10">.format(i)))</text:span><text:line-break/><text:span text:style-name="T10"> <text:s text:c="3"/>a.append(number)</text:span><text:line-break/><text:span text:style-name="T10">i = </text:span><text:span text:style-name="T14">0</text:span><text:line-break/><text:span text:style-name="T16">for </text:span><text:span text:style-name="T10">i </text:span><text:span text:style-name="T16">in </text:span><text:span text:style-name="T12">range</text:span><text:span text:style-name="T10">(</text:span><text:span text:style-name="T12">len</text:span><text:span text:style-name="T10">(a)):</text:span><text:line-break/><text:span text:style-name="T10"> <text:s text:c="3"/></text:span><text:span text:style-name="T16">if </text:span><text:span text:style-name="T10">i % </text:span><text:span text:style-name="T14">2 </text:span><text:span text:style-name="T10">== </text:span><text:span text:style-name="T14">0</text:span><text:span text:style-name="T10">:</text:span><text:line-break/><text:span text:style-name="T10"> <text:s text:c="7"/>a1.append(a[i])</text:span><text:line-break/><text:span text:style-name="T10"> <text:s text:c="3"/></text:span><text:span text:style-name="T16">else</text:span><text:span text:style-name="T10">:</text:span><text:line-break/><text:span text:style-name="T10"> <text:s text:c="7"/>a2.append(a[i])</text:span><text:line-break/><text:span text:style-name="T12">print</text:span><text:span text:style-name="T10">(a1 + a2)</text:span><text:line-break/></text:p>
      <text:p text:style-name="P9"><text:span text:style-name="T1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01T12:53:39.680000000</dc:date>
    <meta:editing-duration>PT14M24S</meta:editing-duration>
    <meta:editing-cycles>2</meta:editing-cycles>
    <meta:generator>LibreOffice/7.1.1.2$Windows_X86_64 LibreOffice_project/fe0b08f4af1bacafe4c7ecc87ce55bb426164676</meta:generator>
    <meta:document-statistic meta:table-count="0" meta:image-count="0" meta:object-count="0" meta:page-count="2" meta:paragraph-count="9" meta:word-count="301" meta:character-count="2039" meta:non-whitespace-character-count="1516"/>
  </office:meta>
</office:document-meta>
</file>